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style:font-name="Courier New" fo:font-size="10pt" fo:font-style="normal" style:font-size-asian="10pt" style:font-style-asian="normal" style:font-size-complex="10pt" style:font-style-complex="normal"/>
    </style:style>
    <style:style style:name="P8" style:family="paragraph" style:parent-style-name="Standard" style:list-style-name="L2"/>
    <style:style style:name="P9" style:family="paragraph" style:parent-style-name="Standard">
      <style:text-properties fo:font-style="italic" style:font-style-asian="italic" style:font-style-complex="italic"/>
    </style:style>
    <style:style style:name="P10"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break-before="pag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4pt" fo:font-style="normal" fo:font-weight="bold" style:font-size-asian="14pt" style:font-style-asian="normal" style:font-weight-asian="bold" style:font-size-complex="14pt" style:font-style-complex="normal" style:font-weight-complex="bold"/>
    </style:style>
    <style:style style:name="T5" style:family="text">
      <style:text-properties style:font-style-asian="normal"/>
    </style:style>
    <style:style style:name="T6"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PROGRAMMING ASSIGNMENTS</text:span></text:p>
      <text:p text:style-name="P10"><text:span text:style-name="T2"/></text:p>
      <text:p text:style-name="P10"><text:span text:style-name="T2">This document describes two programming projects that were implemented for course S-38.3152 Networked Multimedia Protocols and Services. Both programs were implemented in C.</text:span></text:p>
      <text:p text:style-name="P1"><text:span text:style-name="T4"/></text:p>
      <text:p text:style-name="P1"><text:span text:style-name="T4">Case 1: HTTP2RTSP</text:span></text:p>
      <text:p text:style-name="P2"/>
      <text:p text:style-name="P2">The purpose of this programming assignment was to create a proxy server, that</text:p>
      <text:list xml:id="list1127098053" text:style-name="L1">
        <text:list-item>
          <text:p text:style-name="P4">acts as an RTSP server, waiting for an RTSP DESCRIBE request coming from VLC player</text:p>
        </text:list-item>
        <text:list-item>
          <text:p text:style-name="P4">negotiates the necessary media parameters with VLC player using RTSP/SDP.</text:p>
        </text:list-item>
        <text:list-item>
          <text:p text:style-name="P4">downloads the requested media (an mp4 file) from a given remote server using HTTP</text:p>
        </text:list-item>
        <text:list-item>
          <text:p text:style-name="P4">streams the video to VLC player over RTP. If the media file includes also an audio stream, it is streamed to VLC using a separate RTP connection.</text:p>
        </text:list-item>
      </text:list>
      <text:p text:style-name="P2"/>
      <text:p text:style-name="P2">A log of RTSP messages sent between VLC player and our proxy server during a media session is given in Attachment 1.</text:p>
      <text:p text:style-name="P2"/>
      <text:p text:style-name="P5">http2rtsp architecture</text:p>
      <text:p text:style-name="P2">The http2rtsp proxy starts by creating a listening TCP socket, to which an RTSP client (the VLC player) can connect. Once the client connects, the proxy accepts the connection, and the proxy uses the connected TCP socket for receiving/sending RTSP messages. An example RTSP message flow is given in Attachment 1 and all the messages are constructed accoring to the RTSP RFC.</text:p>
      <text:p text:style-name="P2"/>
      <text:p text:style-name="P5">Achievements &amp; challenges</text:p>
      <text:p text:style-name="P6">We consider the following things as the “pros” of our program:</text:p>
      <text:list xml:id="list589236173" text:style-name="L2">
        <text:list-item>
          <text:p text:style-name="P8"><text:span text:style-name="T2">Works with both IPv4 and IPv6 (uses only protocol-independent networking functions, such as getaddrinfo).</text:span></text:p>
        </text:list-item>
        <text:list-item>
          <text:p text:style-name="P8"><text:span text:style-name="T2">Fulfills the requirements given in the assignment, i.e. it streams the video file correctly to VLC player. </text:span></text:p>
        </text:list-item>
        <text:list-item>
          <text:p text:style-name="P8"><text:span text:style-name="T2">When only video stream is played, the rendering quality is excellent.</text:span></text:p>
        </text:list-item>
        <text:list-item>
          <text:p text:style-name="P8"><text:span text:style-name="T2">Video and audio are perfectly synchronized.</text:span></text:p>
        </text:list-item>
        <text:list-item>
          <text:p text:style-name="P8"><text:span text:style-name="T2">Intelligent timing mechanism for pacing the transmission of RTP packets.</text:span></text:p>
        </text:list-item>
      </text:list>
      <text:p text:style-name="P2"/>
      <text:p text:style-name="P2">The <text:s/>biggest defect of our program is that the audio stream is not played back well in VLC player. The audio was parsed from the mp4 file, and transcoded from AAC to PCMA before sending it to VLC player, and we were not able to make VLC player play it correctly.</text:p>
      <text:p text:style-name="P2"/>
      <text:p text:style-name="P2"/>
      <text:p text:style-name="P5"/>
      <text:p text:style-name="P2"/>
      <text:p text:style-name="P2"/>
      <text:p text:style-name="P2"/>
      <text:p text:style-name="P2"/>
      <text:p text:style-name="P2"><text:soft-page-break/></text:p>
      <text:p text:style-name="P11">Case 2: HTTP2MT</text:p>
      <text:p text:style-name="P2"/>
      <text:p text:style-name="P2">In this assignment the basic scenario was the same as above, but in addition to the role of an RTSP server, the proxy also acts as a SIP server. No audio is streamed to VLC player, instead it is streamed to one or more SIP clients that have connected the proxy server.</text:p>
      <text:p text:style-name="P2"/>
      <text:p text:style-name="P2">Since the RTSP part of the proxy works exactly the same as in Case 1 (except for not streaming any audio to VLC), we only describe the functionalies of the SIP server.</text:p>
      <text:p text:style-name="P2"/>
      <text:p text:style-name="P5">Achievements &amp; considerations</text:p>
      <text:p text:style-name="P2">Our http2mt proxy successfully plays the video to VLC player and audio to one or more SIP clients. Since the video and audio are parsed from the same mp4-file and because of the excellent queuing/timeout mechanism implemeted in Case 1, the video and audio are perfectly synchronized. The audio is transcoded like in Case 1, and we were not able to render the audio well.</text:p>
      <text:p text:style-name="P2"/>
      <text:p text:style-name="P5">The SIP server</text:p>
      <text:p text:style-name="P2">The SIP server starts by creating a UDP socket, bound to a port given as command line parameter. For each client that sends an INVITE message to the server, a SIPClient struct is created, containing the necessary parameters for future messaging. The struct is shown below:</text:p>
      <text:p text:style-name="P2"/>
      <text:p text:style-name="P7">typedef struct cli_info {</text:p>
      <text:p text:style-name="P7"><text:s text:c="2"/>char callid[FIELDLEN];</text:p>
      <text:p text:style-name="P7"><text:s text:c="2"/>int sockfd;</text:p>
      <text:p text:style-name="P7"><text:s text:c="2"/>int ackrecvd;</text:p>
      <text:p text:style-name="P7"><text:s text:c="2"/>char from[FIELDLEN];</text:p>
      <text:p text:style-name="P7"><text:s text:c="2"/>char to[FIELDLEN];</text:p>
      <text:p text:style-name="P7"><text:s text:c="2"/>struct sockaddr clirtpaddr;</text:p>
      <text:p text:style-name="P7">} SIPClient;</text:p>
      <text:p text:style-name="P2"/>
      <text:p text:style-name="P2">Upon receiving the INVITE, the server creates a UDP socket and connects it to the client's RTP address/port that were announced in the SDP that was carried as INVITE's payload. The fields callid, sockfd, to, from, and clirtpaddr are filled in at this point, and ackrecvd is set to zero. The server replies to the client with a 200 OK message. The SIPClient is sent to client_list, which contains the information of all the SIP clients that this server has.</text:p>
      <text:p text:style-name="P2"/>
      <text:p text:style-name="P2">When receiving an ACK message, the SIP server looks the corresponding client from the clientlist, and sets ackrecvd to 1, indicating that audio can now be streamed to this client.</text:p>
      <text:p text:style-name="P2"/>
      <text:p text:style-name="P2">If a client decides to end the session, the SIP server will receive the BYE message, close the RTP socket that was opened before and remove all client info from the server. The server replies with a 200 OK to the client.</text:p>
      <text:p text:style-name="P2"/>
      <text:p text:style-name="P2">If instead there are still clients connected at the moment when the media playback is finished, the server sends a BYE message to each SIP client that is stored in the clientlist.</text:p>
      <text:p text:style-name="P2"/>
      <text:p text:style-name="P2">The SIP clients can connect and quit at any time during the media playback, which is initiated upon <text:soft-page-break/>request from VLC player. Actually, they can connect at any time when our proxy server is running. If VLC player has not yet requested for the media / the media playback has already finished, the SIP clients will not receive anything.</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S-38.3152 NMPS<text:tab/><text:tab/>Atte Helenius XXXXX</text:p>
        <text:p text:style-name="Header">Programming Assignments<text:tab/><text:tab/>Kaisa Korhonen 67643D</text:p>
        <text:p text:style-name="Header">19/12/2010<text:tab/><text:tab/>Kai Saarnia XXX</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isa </meta:initial-creator>
    <meta:creation-date>2010-12-18T15:35:07</meta:creation-date>
    <dc:date>2010-12-19T14:49:19</dc:date>
    <dc:creator>kaisa </dc:creator>
    <meta:editing-duration>PT02H16M29S</meta:editing-duration>
    <meta:editing-cycles>51</meta:editing-cycles>
    <meta:generator>OpenOffice.org/3.2$Linux OpenOffice.org_project/320m12$Build-9483</meta:generator>
    <meta:document-statistic meta:table-count="0" meta:image-count="0" meta:object-count="0" meta:page-count="4" meta:paragraph-count="42" meta:word-count="806" meta:character-count="4716"/>
  </office:meta>
</office:document-meta>
</file>